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fo:font-weight="bold" style:font-weight-asian="bold"/>
    </style:style>
    <style:style style:name="T3" style:parent-style-name="預設段落字型" style:family="text">
      <style:text-properties fo:font-weight="bold" style:font-weight-asian="bold"/>
    </style:style>
    <style:style style:name="T4" style:parent-style-name="預設段落字型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none" fo:clip="rect(1.30596in, 1.05004in, 1.25225in, 0.88646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7728" draw:style-name="a0" draw:name="圖片 2" text:anchor-type="paragraph" svg:x="-0.0375in" svg:y="0.48333in" svg:width="6.67986in" svg:height="9.19792in" style:rel-width="scale" style:rel-height="scale"><draw:image xlink:href="media/image1.png" xlink:type="simple" xlink:show="embed" xlink:actuate="onLoad"/><svg:title/><svg:desc>附件一</svg:desc></draw:frame></text:span><text:span text:style-name="T3">附表</text:span><text:span text:style-name="T4">一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w</meta:initial-creator>
    <dc:creator>ww</dc:creator>
    <meta:creation-date>2017-11-30T08:34:00Z</meta:creation-date>
    <dc:date>2017-11-30T08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